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42cm"/>
    </style:style>
    <style:style style:name="co2" style:family="table-column">
      <style:table-column-properties fo:break-before="auto" style:column-width="12.79cm"/>
    </style:style>
    <style:style style:name="co3" style:family="table-column">
      <style:table-column-properties fo:break-before="auto" style:column-width="5.5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Times New Roman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language-complex="en" style:country-complex="US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center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0pt" fo:language="zxx" fo:country="none" fo:font-style="normal" fo:font-weight="normal" style:language-asian="en" style:country-asian="US" style:font-size-complex="5.69999980926514pt"/>
    </style:style>
    <style:style style:name="T2" style:family="text">
      <style:text-properties style:font-name="Times New Roman" fo:font-size="10pt" fo:language="en" fo:country="US" fo:font-style="normal" fo:font-weight="normal" style:language-asian="en" style:country-asian="US" style:font-size-complex="5.69999980926514pt"/>
    </style:style>
    <style:style style:name="T3" style:family="text">
      <style:text-properties fo:color="#000000" style:font-name="Times New Roman" fo:font-size="12pt" fo:language="pt" fo:country="BR" style:font-name-asian="Arial Unicode MS1" style:language-asian="zh" style:country-asian="CN" style:font-name-complex="Times New Roman" style:font-size-complex="6.80000019073486pt"/>
    </style:style>
    <style:style style:name="T4" style:family="text">
      <style:text-properties fo:color="#000000" style:font-name="Times New Roman" fo:font-size="10pt" fo:language="zxx" fo:country="none" fo:font-style="normal" fo:font-weight="bold" style:font-name-asian="Arial Unicode MS1" style:language-asian="zh" style:country-asian="CN" style:font-name-complex="Times New Roman" style:font-size-complex="5.69999980926514pt" style:font-weight-complex="bold"/>
    </style:style>
    <style:style style:name="T5" style:family="text">
      <style:text-properties fo:color="#000000" style:font-name="Times New Roman" fo:font-size="10pt" fo:language="pt" fo:country="BR" fo:font-style="normal" fo:font-weight="bold" style:font-name-asian="Arial Unicode MS1" style:language-asian="zh" style:country-asian="CN" style:font-name-complex="Times New Roman" style:font-size-complex="5.69999980926514pt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24"/>
        <table:table-row table:style-name="ro1">
          <table:table-cell table:style-name="ce1" office:value-type="string">
            <text:p>Nº</text:p>
          </table:table-cell>
          <table:table-cell table:style-name="ce9" office:value-type="string">
            <text:p>NOME</text:p>
          </table:table-cell>
          <table:table-cell table:style-name="ce19" office:value-type="string">
            <text:p><text:span text:style-name="T3"><text:s/></text:span><text:span text:style-name="T4">LOTA</text:span><text:span text:style-name="T5">ÇÃO</text:span>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ALANA PAMELA LIRA DE FARIAS</text:p>
          </table:table-cell>
          <table:table-cell table:style-name="ce20" office:value-type="string">
            <text:p>COSEG/SEARQ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ANA CLARA PALITOT DIAS DE LACERDA</text:p>
          </table:table-cell>
          <table:table-cell table:style-name="ce20" office:value-type="string">
            <text:p>GAB.SJ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0" office:value-type="string">
            <text:p>ANA EMILIA ARAÚJO DE MEDEIROS</text:p>
          </table:table-cell>
          <table:table-cell table:style-name="ce20" office:value-type="string">
            <text:p>COMAT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0" office:value-type="string">
            <text:p>ANDERSON BEZERRA BONZI</text:p>
          </table:table-cell>
          <table:table-cell table:style-name="ce20" office:value-type="string">
            <text:p>COSUP/SEMEQ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1" office:value-type="string">
            <text:p>ANDRÉ LUÍS CAVALCANTI CHAVES</text:p>
          </table:table-cell>
          <table:table-cell table:style-name="ce21" office:value-type="string">
            <text:p>GAB.VPTRE</text:p>
          </table:table-cell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11" office:value-type="string">
            <text:p>ANDRÉ TAVARES REGIS</text:p>
          </table:table-cell>
          <table:table-cell table:style-name="ce21" office:value-type="string">
            <text:p>COJUD/SEJUR</text:p>
          </table:table-cell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11" office:value-type="string">
            <text:p>ANNA KARLA FREIRE PAIVA DA FONSÊCA</text:p>
          </table:table-cell>
          <table:table-cell table:style-name="ce21" office:value-type="string">
            <text:p>COJUD/SEJUR</text:p>
          </table:table-cell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11" office:value-type="string">
            <text:p>ANNE KAROLINE RODRIGUES DA SILVA</text:p>
          </table:table-cell>
          <table:table-cell table:style-name="ce21" office:value-type="string">
            <text:p>PROCURADORIA</text:p>
          </table:table-cell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11" office:value-type="string">
            <text:p>ANTONIO MARCONE DANTAS DE LUNA</text:p>
          </table:table-cell>
          <table:table-cell table:style-name="ce21" office:value-type="string">
            <text:p>CODES</text:p>
          </table:table-cell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11" office:value-type="string">
            <text:p>ANTONIO NUNES DE AVEZEDO FILHO</text:p>
          </table:table-cell>
          <table:table-cell table:style-name="ce21" office:value-type="string">
            <text:p>EJE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2" office:value-type="string">
            <text:p>DANIELLE ROSADO DE <text:s/>SÁ NOBREGA</text:p>
          </table:table-cell>
          <table:table-cell table:style-name="ce21" office:value-type="string">
            <text:p>COF/SEPOF</text:p>
          </table:table-cell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11" office:value-type="string">
            <text:p>DIEGO CHAVES REINALDO DE SOUZA</text:p>
          </table:table-cell>
          <table:table-cell table:style-name="ce21" office:value-type="string">
            <text:p>COSUP/SEINF</text:p>
          </table:table-cell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11" office:value-type="string">
            <text:p>EDUARDO SANTANA VINAGRE MENDES</text:p>
          </table:table-cell>
          <table:table-cell table:style-name="ce21" office:value-type="string">
            <text:p>COSIS/SEDES</text:p>
          </table:table-cell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11" office:value-type="string">
            <text:p>ELAINE CRISTINA <text:s/>AUZIER SIMÕES</text:p>
          </table:table-cell>
          <table:table-cell table:style-name="ce21" office:value-type="string">
            <text:p>COSEG/SEARQ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1" office:value-type="string">
            <text:p>ELIANE FERREIRA DOS SANTOS</text:p>
          </table:table-cell>
          <table:table-cell table:style-name="ce21" office:value-type="string">
            <text:p>COJUD/SEAP</text:p>
          </table:table-cell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12" office:value-type="string">
            <text:p>FABIANO PEREIRA</text:p>
          </table:table-cell>
          <table:table-cell table:style-name="ce21" office:value-type="string">
            <text:p>COSIS/SEDES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2" office:value-type="string">
            <text:p>FILIPE CYSNEIROS WANDERLEY DE ALMEIDA</text:p>
          </table:table-cell>
          <table:table-cell table:style-name="ce21" office:value-type="string">
            <text:p>SEARQ</text:p>
          </table:table-cell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12" office:value-type="string">
            <text:p>FLORA SOUZA DE LUCENA</text:p>
          </table:table-cell>
          <table:table-cell table:style-name="ce21" office:value-type="string">
            <text:p>CCI/SEAGE</text:p>
          </table:table-cell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12" office:value-type="string">
            <text:p>FRANCINILDA FREIRE DE OLIVEIRA</text:p>
          </table:table-cell>
          <table:table-cell table:style-name="ce21" office:value-type="string">
            <text:p>COSUP/SESOP</text:p>
          </table:table-cell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11" office:value-type="string">
            <text:p>GABRIELA DE SOUSA SOARES</text:p>
          </table:table-cell>
          <table:table-cell table:style-name="ce22" office:value-type="string">
            <text:p>CRIP/SERP</text:p>
          </table:table-cell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12" office:value-type="string">
            <text:p>GIANCARLO ALVES DO NASCIMENTO</text:p>
          </table:table-cell>
          <table:table-cell table:style-name="ce21" office:value-type="string">
            <text:p>ATDG</text:p>
          </table:table-cell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1" office:value-type="string">
            <text:p>HENRIQUE ATAÍDE DOS SANTOS</text:p>
          </table:table-cell>
          <table:table-cell table:style-name="ce21" office:value-type="string">
            <text:p>ASJUR</text:p>
          </table:table-cell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11" office:value-type="string">
            <text:p>HUGGO MICHAEL ULISSES FERREIRA</text:p>
          </table:table-cell>
          <table:table-cell table:style-name="ce21" office:value-type="string">
            <text:p>COSUP/SESOP</text:p>
          </table:table-cell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3" office:value-type="string">
            <text:p>IGOR SIEBRA <text:s/>MAROPO</text:p>
          </table:table-cell>
          <table:table-cell table:style-name="ce23" office:value-type="string">
            <text:p>SEARQ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IOLANDA BENTO BARÃO NETA</text:p>
          </table:table-cell>
          <table:table-cell office:value-type="string">
            <text:p>GAB.0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EAN BRUNO DE FARIAS SANTOS</text:p>
          </table:table-cell>
          <table:table-cell office:value-type="string">
            <text:p>ASPLAN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JEAN FERREIRA GOMES</text:p>
          </table:table-cell>
          <table:table-cell office:value-type="string">
            <text:p>COSIS/SEDES</text:p>
          </table:table-cell>
        </table:table-row>
        <table:table-row table:style-name="ro2">
          <table:table-cell table:style-name="ce8" office:value-type="float" office:value="28">
            <text:p>28</text:p>
          </table:table-cell>
          <table:table-cell office:value-type="string">
            <text:p>JOÃO BAPTISTA RÉUS L EITE <text:s/>ALBUQUERQUE SEGUNDO</text:p>
          </table:table-cell>
          <table:table-cell office:value-type="string">
            <text:p>SECAT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15" office:value-type="string">
            <text:p>JOÃO PAULO COSTA LOURENÇO</text:p>
          </table:table-cell>
          <table:table-cell office:value-type="string">
            <text:p>COSUP/SEINF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6" office:value-type="string">
            <text:p><text:span text:style-name="T1">JO</text:span><text:span text:style-name="T2">Ã</text:span><text:span text:style-name="T1">O PAULO SANTOS DE OLIVEIRA</text:span></text:p>
          </table:table-cell>
          <table:table-cell office:value-type="string">
            <text:p>COSUP/SEMEQ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17" office:value-type="string">
            <text:p>LARISSA RODRIGUES DE PONTES</text:p>
          </table:table-cell>
          <table:table-cell table:style-name="ce25" office:value-type="string">
            <text:p>CRIP/SEAD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15" office:value-type="string">
            <text:p>LARYSSA PEREIRA LOPES</text:p>
          </table:table-cell>
          <table:table-cell office:value-type="string">
            <text:p>CPL</text:p>
          </table:table-cell>
        </table:table-row>
        <table:table-row table:style-name="ro2">
          <table:table-cell table:style-name="ce8" office:value-type="float" office:value="33">
            <text:p>33</text:p>
          </table:table-cell>
          <table:table-cell table:style-name="ce15" office:value-type="string">
            <text:p>LIDIANNY MUNIZ PEREIRA DA SILVA</text:p>
          </table:table-cell>
          <table:table-cell office:value-type="string">
            <text:p>GAB. SJ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LUCAS ALVES DA MOTA</text:p>
          </table:table-cell>
          <table:table-cell office:value-type="string">
            <text:p>ASSPR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UIZE EMILE CARDOSO GUIMARÃES</text:p>
          </table:table-cell>
          <table:table-cell office:value-type="string">
            <text:p>SEAPL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ARCELLA GOMES DO NASCIMENTO</text:p>
          </table:table-cell>
          <table:table-cell office:value-type="string">
            <text:p>GAB.0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16" office:value-type="string">
            <text:p><text:span text:style-name="T1">MARIA ELIANA</text:span><text:span text:style-name="T2"> VILA NOVA</text:span></text:p>
          </table:table-cell>
          <table:table-cell office:value-type="string">
            <text:p>CODES/SEAV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ONIQUE NEGREIROS DE SIQUEIRA</text:p>
          </table:table-cell>
          <table:table-cell office:value-type="string">
            <text:p>GAB.0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NAIRA DI LORENZO OLIVEIRA FIGUEIRA</text:p>
          </table:table-cell>
          <table:table-cell office:value-type="string">
            <text:p>ASCOM</text:p>
          </table:table-cell>
        </table:table-row>
        <table:table-row table:style-name="ro2">
          <table:table-cell table:style-name="ce8" office:value-type="float" office:value="40">
            <text:p>40</text:p>
          </table:table-cell>
          <table:table-cell office:value-type="string">
            <text:p>PABLO DE FIGUEIREDO ALVES</text:p>
          </table:table-cell>
          <table:table-cell office:value-type="string">
            <text:p>COSEG/SEXP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OLLYANNA ALVES DE TOSCANO BRITO</text:p>
          </table:table-cell>
          <table:table-cell office:value-type="string">
            <text:p>GAB.0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AVI VASCONCELOS DA SILVA MATOS</text:p>
          </table:table-cell>
          <table:table-cell office:value-type="string">
            <text:p>CRIP/SEINP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NATA LINS CORREA <text:s/>LIMA</text:p>
          </table:table-cell>
          <table:table-cell table:style-name="ce25" office:value-type="string">
            <text:p>GAB.04 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18" office:value-type="string">
            <text:p>RICKY ALEXANDRE CUNHA DA SILVA</text:p>
          </table:table-cell>
          <table:table-cell table:style-name="ce25" office:value-type="string">
            <text:p>SEARQ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UÊNIA DE ABRANTES CURVELO ARAÚJO</text:p>
          </table:table-cell>
          <table:table-cell table:style-name="ce25" office:value-type="string">
            <text:p>PROCURADORIA</text:p>
          </table:table-cell>
        </table:table-row>
        <table:table-row table:style-name="ro2">
          <table:table-cell table:style-name="ce8" office:value-type="float" office:value="46">
            <text:p>46</text:p>
          </table:table-cell>
          <table:table-cell office:value-type="string">
            <text:p>TÁCIO SILVA NÓBREGA DE OLIVEIRA</text:p>
          </table:table-cell>
          <table:table-cell office:value-type="string">
            <text:p>CORREGEDORI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THIAGO AUGUSTO DE SALES BORGES</text:p>
          </table:table-cell>
          <table:table-cell office:value-type="string">
            <text:p>COSUP/SESOP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THIAGO DE ABREU E LIMA</text:p>
          </table:table-cell>
          <table:table-cell table:style-name="ce26" office:value-type="string">
            <text:p>COSUP/SESOP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VALDEILSON SOARES RODRIGUES</text:p>
          </table:table-cell>
          <table:table-cell table:style-name="ce25" office:value-type="string">
            <text:p>CCI/SAUD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INICIUS DE VASCONCELOS ALMEIDA</text:p>
          </table:table-cell>
          <table:table-cell office:value-type="string">
            <text:p>COSUP/SESOP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VIRGINIA MILANESI HOLANDA</text:p>
          </table:table-cell>
          <table:table-cell table:style-name="ce25" office:value-type="string">
            <text:p>ASCOM</text:p>
          </table:table-cell>
        </table:table-row>
      </table:table>
      <table:table table:name="Planilh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16/08/2011</text:date>, <text:time>13:59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bunal Regional Eleitoral da Paraíba Justica Eleitoral</meta:initial-creator>
    <meta:creation-date>2011-08-16T13:55:47.60</meta:creation-date>
    <dc:date>2011-08-16T13:59:18.64</dc:date>
    <dc:creator>Tribunal Regional Eleitoral da Paraíba Justica Eleitoral</dc:creator>
    <meta:editing-duration>PT00H03M31S</meta:editing-duration>
    <meta:editing-cycles>1</meta:editing-cycles>
    <meta:document-statistic meta:table-count="3" meta:cell-count="156" meta:object-count="0"/>
    <meta:generator>BrOffice.org/3.2$Win32 OpenOffice.org_project/320m12$Build-9483</meta:generator>
  </office:meta>
</office:document-meta>
</file>